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style:font-name="apple-system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>___________________________________________________________________________________________<text:span text:style-name="T21">__________________</text:span></text:p>
      <text:p text:style-name="P42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  <text:p text:style-name="P163"/>
      <text:p text:style-name="P163"/>
      <text:p text:style-name="P163"/>
      <text:p text:style-name="P163">python3 -m venv /tmp/gpu-test &amp;&amp; source /tmp/gpu-test/bin/activ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01T22:01:39.514588859</dc:date>
    <meta:editing-duration>P13DT15H7M15S</meta:editing-duration>
    <meta:editing-cycles>120</meta:editing-cycles>
    <meta:generator>LibreOffice/25.8.4.2$Linux_X86_64 LibreOffice_project/0366609b1de41a39e1896ae41e33c673f2a73802</meta:generator>
    <meta:document-statistic meta:table-count="2" meta:image-count="5" meta:object-count="0" meta:page-count="1" meta:paragraph-count="420" meta:word-count="2500" meta:character-count="19317" meta:non-whitespace-character-count="14251"/>
  </office:meta>
</office:document-meta>
</file>